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0d4929" officeooo:paragraph-rsid="000d4929"/>
    </style:style>
    <style:style style:name="P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d4929" officeooo:paragraph-rsid="000d4929"/>
    </style:style>
    <style:style style:name="P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0d4929" officeooo:paragraph-rsid="000d4929" style:font-weight-asian="bold" style:font-weight-complex="bold"/>
    </style:style>
    <style:style style:name="P5" style:family="paragraph" style:parent-style-name="Text_20_body">
      <style:paragraph-properties fo:text-align="start" style:justify-single-word="false" fo:break-before="page"/>
      <style:text-properties fo:font-weight="bold" officeooo:rsid="000d4929" officeooo:paragraph-rsid="000d4929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text-underline-style="none" fo:font-weight="normal" officeooo:rsid="000e51b2" officeooo:paragraph-rsid="000e51b2" style:font-weight-asian="normal" style:font-weight-complex="normal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projet</text:p>
      <text:h text:style-name="P1" text:outline-level="1">A quoi tu ressembles sans ton masque ?</text:h>
      <text:p text:style-name="P5"><text:span text:style-name="T1">Introduction étude</text:span>:</text:p>
      <text:p text:style-name="P2">sur une base d’images réduite de 16 personnes de face</text:p>
      <text:p text:style-name="P2">j’ai gardé 12 personne pour la base d’apprentissage et 4 pour la base de test</text:p>
      <text:p text:style-name="P3"/>
      <text:p text:style-name="P4">Déroulé</text:p>
      <text:p text:style-name="P6">La première étape sur la base d’apprentissage est de trouvé les éléments caractéristiques des visages</text:p>
      <text:p text:style-name="P6">On suit l’approche des eigenfaces</text:p>
      <text:p text:style-name="P6"><text:tab/>On en déduit les caractéristique principales</text:p>
      <text:p text:style-name="P6"/>
      <text:p text:style-name="P6">Ensuite on tire une personne au hasard dans notre base de tes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0T15:19:21.168736736</dc:date>
    <meta:editing-duration>PT8M37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2" meta:paragraph-count="10" meta:word-count="76" meta:character-count="449" meta:non-whitespace-character-count="382"/>
  </office:meta>
</office:document-meta>
</file>